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text-properties style:font-name="Courier New" fo:font-size="6pt"/>
    </style:style>
    <style:style style:name="P3" style:family="paragraph" style:parent-style-name="Standard">
      <style:paragraph-properties fo:break-after="page"/>
      <style:text-properties style:font-name="Courier New" fo:font-size="6pt"/>
    </style:style>
    <style:style style:name="T1" style:family="text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ará <text:s text:c="44"/>RELAÇÃO DE ENTRADA DE MATERIAIS<text:line-break/>Governo Municipal de Piquet Carneiro <text:s text:c="9"/>NO PERÍODO DE 01/01/1997 ATÉ 18/01/2024 <text:s text:c="34"/>Página : 001<text:line-break/>. <text:s text:c="58"/>Implantação <text:s/>: S <text:s text:c="11"/>Transferência: S <text:s text:c="11"/>Peças veíc: S<text:line-break/>GRUPO <text:s text:c="3"/>: BENS MÓVEIS <text:s text:c="37"/>Compra <text:s text:c="6"/>: S <text:s text:c="11"/>Devolução <text:s text:c="3"/>: S<text:line-break/>SUBGRUPO : TODOS <text:s text:c="43"/>Doação <text:s text:c="6"/>: S <text:s text:c="11"/>Inventário <text:s text:c="2"/>: S<text:line-break/><text:span text:style-name="T1">————————————————————————————————————————————————————————————————————————————————<text:line-break/>ALMOXARIFADO: 001 - PREFEITURA MUNICIPAL DE PIQUET CARNEIRO<text:line-break/>————————————————————————————————————————————————————————————————————————————————<text:line-break/>Item <text:s text:c="2"/>Descrição <text:s text:c="40"/>Quant. <text:s text:c="8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Subgrupo : 04 <text:s/>Aparelhos de medição<text:line-break/><text:line-break/>032434 BALANÇA DE ALTA PRECISÃO <text:s text:c="27"/>3.00 <text:s text:c="8"/>1,975.50<text:line-break/>027481 GPS GARMIN ETREX 10 <text:s text:c="32"/>1.00 <text:s text:c="10"/>495.00<text:line-break/>032521 GPS PORTÁTIL <text:s text:c="39"/>1.00 <text:s text:c="8"/>1,119.0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04 <text:s/>Aparelhos de medição<text:line-break/><text:line-break/>Subgrupo : 06 <text:s/>Aparelhos e equipamentos de comunicação<text:line-break/><text:line-break/>023538 APARELHO CELULAR GSM LG A180 <text:s text:c="22"/>11.00 <text:s text:c="10"/>649.00<text:line-break/>006737 APARELHO DE TELEFONE <text:s text:c="31"/>2.00 <text:s text:c="11"/>69.80<text:line-break/>018373 TELEFONE PLENO CINZA ARTICO <text:s text:c="23"/>18.00 <text:s text:c="10"/>504.0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06 <text:s/>Aparelhos e equipamentos de comunicação <text:s text:c="11"/>1.222,80<text:line-break/><text:line-break/>Subgrupo : 08 <text:s/>Aparelhos,equip,utens.méd.odont.laborato<text:line-break/><text:line-break/>005960 ALAVANCA RETA ODONT <text:s text:c="32"/>6.00 <text:s text:c="11"/>68.31<text:line-break/>030116 BACIAS E CARROS EM AÇO INOX <text:s text:c="24"/>1.00 <text:s text:c="8"/>4,971.80<text:line-break/>031234 BOX DE ATORDOAMENTO SIMPLES <text:s text:c="24"/>1.00 <text:s text:c="7"/>18,180.00<text:line-break/>007396 CABO P/ ESPELHO Nº 16 <text:s text:c="30"/>5.00 <text:s text:c="12"/>6.00<text:line-break/>007058 CANETA ALTA ROTAÇÃO <text:s text:c="32"/>1.00 <text:s text:c="10"/>330.00<text:line-break/>007240 ESPÁTULA DE HOLLEMBACK 3S <text:s text:c="26"/>3.00 <text:s text:c="11"/>10.35<text:line-break/>000237 ESPÁTULA Nº 24. <text:s text:c="36"/>2.00 <text:s text:c="12"/>7.50<text:line-break/>007231 FORCEPS 18 R <text:s text:c="39"/>2.00 <text:s text:c="11"/>56.10<text:line-break/>007230 FORCEPS Nº 150 <text:s text:c="37"/>2.00 <text:s text:c="11"/>56.10<text:line-break/>007233 FORCEPS Nº 151 <text:s text:c="37"/>2.00 <text:s text:c="11"/>56.10<text:line-break/>007236 FORCEPS Nº 69 <text:s text:c="38"/>2.00 <text:s text:c="11"/>56.10<text:line-break/>007232 FORCEPS Nº18 L <text:s text:c="37"/>2.00 <text:s text:c="11"/>56.10<text:line-break/>007254 PORTA AMÁLGAMA <text:s text:c="37"/>2.00 <text:s text:c="11"/>22.50<text:line-break/>007284 TESOURA CIRURGICA CURVA 14CM <text:s text:c="23"/>4.00 <text:s text:c="11"/>56.16<text:line-break/>006888 TESOURA DE PODA <text:s text:c="36"/>1.00 <text:s text:c="11"/>13.5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08 <text:s/>Aparelhos,equip,utens.méd.odont.laborato <text:s text:c="9"/>23.946,62<text:line-break/><text:line-break/>Subgrupo : 12 <text:s/>Aparelhos e utensílios domésticos<text:line-break/><text:line-break/>029865 ARMARIO PARA COZINHA <text:s text:c="31"/>1.00 <text:s text:c="10"/>290.00<text:line-break/>017265 FOGÃO 04 BOCAS, BRANCO <text:s text:c="29"/>1.00 <text:s text:c="10"/>315.00<text:line-break/>021918 FOGÃO COM 4 QUEIMADORES <text:s text:c="28"/>2.00 <text:s text:c="10"/>798.00<text:line-break/>032795 GELÁGUA ESMALTEC EGC 35B/F BR/VD PISTACH <text:s text:c="11"/>1.00 <text:s text:c="10"/>399.00<text:line-break/>030130 LAVA BOTAS INDUSTRIAL <text:s text:c="30"/>1.00 <text:s text:c="8"/>4,762.20<text:line-break/>030133 LAVATORIO COM ACIONAMENTO NO JOELHO <text:s text:c="16"/>2.00 <text:s text:c="8"/>5,236.20<text:line-break/>————————————————————————————————————————————————————————————————————————————————<text:line-break/><text:line-break/>Total Subgrupo : 12 <text:s/>Aparelhos e utensílios domésticos <text:s text:c="16"/>11.800,40<text:line-break/><text:line-break/>Subgrupo : 18 <text:s/>Coleções e materiais bibliográficos<text:line-break/></text:span></text:p>
      <text:p text:style-name="P2">Ceará <text:s text:c="44"/>RELAÇÃO DE ENTRADA DE MATERIAIS<text:line-break/>Governo Municipal de Piquet Carneiro <text:s text:c="9"/>NO PERÍODO DE 01/01/1997 ATÉ 18/01/2024 <text:s text:c="34"/>Página : 002<text:line-break/>. <text:s text:c="58"/>Implantação <text:s/>: S <text:s text:c="11"/>Transferência: S <text:s text:c="11"/>Peças veíc: S<text:line-break/>GRUPO <text:s text:c="3"/>: BENS MÓVEIS <text:s text:c="37"/>Compra <text:s text:c="6"/>: S <text:s text:c="11"/>Devolução <text:s text:c="3"/>: S<text:line-break/>SUBGRUPO : TODOS <text:s text:c="43"/>Doação <text:s text:c="6"/>: S <text:s text:c="11"/>Inventário <text:s text:c="2"/>: S<text:line-break/><text:span text:style-name="T1">————————————————————————————————————————————————————————————————————————————————<text:line-break/>ALMOXARIFADO: 001 - PREFEITURA MUNICIPAL DE PIQUET CARNEIRO<text:line-break/>————————————————————————————————————————————————————————————————————————————————<text:line-break/>Item <text:s text:c="2"/>Descrição <text:s text:c="40"/>Quant. <text:s text:c="8"/>Valor R$<text:line-break/>————————————————————————————————————————————————————————————————————————————————<text:line-break/><text:line-break/>020207 EXEMPLARES DE LIVRO ANUÁRIO DO CEARÁ <text:s text:c="15"/>5.00 <text:s text:c="8"/>1,000.00<text:line-break/>020075 LIVRO MANUAL DO ASSESSOR JURIDICO MUNIC <text:s text:c="12"/>1.00 <text:s text:c="10"/>198.0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18 <text:s/>Coleções e materiais bibliográficos <text:s text:c="15"/>1.198,00<text:line-break/><text:line-break/>Subgrupo : 26 <text:s/>Instrumentos musicais e artísticos<text:line-break/><text:line-break/>031237 BATERIA COMPLETA <text:s text:c="35"/>1.00 <text:s text:c="8"/>1,429.50<text:line-break/>020286 CONGA PARA REPERCUSSÃO <text:s text:c="29"/>2.00 <text:s text:c="8"/>1,000.00<text:line-break/>031238 FLAUTA TRANSVERSAL FL 01/3N <text:s text:c="24"/>1.00 <text:s text:c="10"/>620.50<text:line-break/>020287 GABINETE COM CINELANDIA E AGOGO <text:s text:c="20"/>1.00 <text:s text:c="10"/>300.00<text:line-break/>021619 SAX ALTO EAGLE SA 501 <text:s text:c="30"/>1.00 <text:s text:c="8"/>1,729.00<text:line-break/>026945 Trompete Shelter com estojo <text:s text:c="24"/>3.00 <text:s text:c="8"/>1,421.85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26 <text:s/>Instrumentos musicais e artísticos <text:s text:c="16"/>6.500,85<text:line-break/><text:line-break/>Subgrupo : 30 <text:s/>Máquinas e equipamentos energéticos<text:line-break/><text:line-break/>027600 ASPIRADOR DE FUNDO PARA LAGOS 22V <text:s text:c="18"/>1.00 <text:s text:c="10"/>333.93<text:line-break/>028056 Cortador de Grama motor aber 850w <text:s text:c="18"/>1.00 <text:s text:c="10"/>599.00<text:line-break/>031065 ESTABILIZADOR 1,5UP <text:s text:c="32"/>1.00 <text:s text:c="10"/>233.50<text:line-break/>018583 ESTABILIZADOR C/ FILTRO DE INTERFERENCIA <text:s text:c="11"/>3.00 <text:s text:c="10"/>255.00<text:line-break/>019574 ESTABILIZADOR SOL NG3 PLUS 300/AUT/115V <text:s text:c="12"/>1.00 <text:s text:c="11"/>73.71<text:line-break/>021500 MODULO ISOLADOR 220V/115V <text:s text:c="26"/>5.00 <text:s text:c="10"/>925.00<text:line-break/>023098 MODULO ISOLADOR 300W <text:s text:c="31"/>1.00 <text:s text:c="10"/>152.00<text:line-break/>031064 MODULO ISOLADOR. <text:s text:c="35"/>1.00 <text:s text:c="10"/>156.15<text:line-break/>006718 MÓDULO ISOLADOR <text:s text:c="36"/>2.00 <text:s text:c="10"/>316.00<text:line-break/>030061 MÓDULO ISOLADOR ESTABILIZADOR MICROSOL M <text:s text:c="11"/>1.00 <text:s text:c="10"/>120.00<text:line-break/>001643 NOBREAK <text:s text:c="44"/>2.00 <text:s text:c="10"/>679.24<text:line-break/>035680 NOBREAK 700 VA <text:s text:c="37"/>1.00 <text:s text:c="10"/>383.90<text:line-break/>017015 NOBREAK STAY 700 AUT/115 STANDARD <text:s text:c="18"/>1.00 <text:s text:c="10"/>268.40<text:line-break/>019995 TRANSFORMADOR 15KVA <text:s text:c="32"/>1.00 <text:s text:c="10"/>290.00<text:line-break/>018624 UNIDADE COND 12.000,00 BTU`S YORK HLEA 1 <text:s text:c="11"/>2.00 <text:s text:c="8"/>1,896.00<text:line-break/>018625 UNIDADE EVAP. 12.000,00 BTU`US YORK HLEA <text:s text:c="11"/>2.00 <text:s text:c="8"/>1,144.00<text:line-break/>————————————————————————————————————————————————————————————————————————————————<text:line-break/>Total Subgrupo : 30 <text:s/>Máquinas e equipamentos energéticos <text:s text:c="15"/>7.825,83<text:line-break/><text:line-break/>Subgrupo : 33 <text:s/>Equipamentos para áudio, vídeo e foto<text:line-break/><text:line-break/>022789 APARELHO DE DVD SAMSUNG COM KARAOKE E US <text:s text:c="11"/>1.00 <text:s text:c="10"/>180.00<text:line-break/>004628 CAIXA DE SOM 400 WTS AMPLIFICADA <text:s text:c="19"/>1.00 <text:s text:c="11"/>65.00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5in" fo:page-height="11in" style:num-format="1" style:print-orientation="portrait" fo:margin-top="0.5in" fo:margin-bottom="0.2098in" fo:margin-left="1.1098in" fo:margin-right="0.0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0T13:23:41.907000000</dc:date>
    <meta:editing-duration>P0D</meta:editing-duration>
    <meta:editing-cycles>1</meta:editing-cycles>
    <meta:document-statistic meta:table-count="0" meta:image-count="0" meta:object-count="0" meta:page-count="2" meta:paragraph-count="3" meta:word-count="606" meta:character-count="7688" meta:non-whitespace-character-count="4342"/>
    <meta:generator>LibreOffice/7.6.2.1$Windows_X86_64 LibreOffice_project/56f7684011345957bbf33a7ee678afaf4d2ba333</meta:generator>
  </office:meta>
</office:document-meta>
</file>